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361D783FB9C67B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Text_20_body">
      <style:paragraph-properties fo:text-align="center" style:justify-single-word="false"/>
      <style:text-properties fo:font-size="16pt" style:font-size-asian="14pt" style:font-size-complex="16pt"/>
    </style:style>
    <style:style style:name="P4"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5"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6" style:family="paragraph" style:parent-style-name="Text_20_body">
      <style:text-properties officeooo:rsid="00f6916f" officeooo:paragraph-rsid="00f6916f"/>
    </style:style>
    <style:style style:name="P7" style:family="paragraph" style:parent-style-name="Text_20_body">
      <style:text-properties officeooo:paragraph-rsid="00f6916f"/>
    </style:style>
    <style:style style:name="P8" style:family="paragraph" style:parent-style-name="Text_20_body">
      <style:text-properties fo:font-style="normal" officeooo:rsid="00dd5b0a" officeooo:paragraph-rsid="00f6916f" style:font-style-asian="normal" style:font-style-complex="normal"/>
    </style:style>
    <style:style style:name="P9" style:family="paragraph" style:parent-style-name="Text_20_body">
      <style:text-properties fo:font-style="normal" officeooo:rsid="00f6916f" officeooo:paragraph-rsid="00f6916f" style:font-style-asian="normal" style:font-style-complex="normal"/>
    </style:style>
    <style:style style:name="P10" style:family="paragraph" style:parent-style-name="Text_20_body">
      <style:text-properties fo:font-style="normal" officeooo:rsid="00fd5777" officeooo:paragraph-rsid="00fd5777" style:font-style-asian="normal" style:font-style-complex="normal"/>
    </style:style>
    <style:style style:name="P11" style:family="paragraph" style:parent-style-name="Text_20_body">
      <style:text-properties officeooo:paragraph-rsid="00fb5a47"/>
    </style:style>
    <style:style style:name="P12" style:family="paragraph" style:parent-style-name="Text_20_body">
      <style:text-properties officeooo:rsid="00fbeb1d" officeooo:paragraph-rsid="00fbeb1d"/>
    </style:style>
    <style:style style:name="P13" style:family="paragraph" style:parent-style-name="Text_20_body">
      <style:text-properties officeooo:paragraph-rsid="00fbeb1d"/>
    </style:style>
    <style:style style:name="P14" style:family="paragraph" style:parent-style-name="Text_20_body">
      <style:text-properties officeooo:rsid="00fd5777" officeooo:paragraph-rsid="00fd5777"/>
    </style:style>
    <style:style style:name="P15" style:family="paragraph" style:parent-style-name="Text_20_body">
      <style:text-properties style:font-name="arial" fo:font-size="11pt" fo:font-style="italic" officeooo:rsid="00fd5777" officeooo:paragraph-rsid="00fd5777" style:font-style-asian="italic" style:font-style-complex="italic"/>
    </style:style>
    <style:style style:name="P16" style:family="paragraph" style:parent-style-name="Text_20_body">
      <style:text-properties officeooo:paragraph-rsid="00ff10e8"/>
    </style:style>
    <style:style style:name="P17" style:family="paragraph" style:parent-style-name="Text_20_body">
      <style:text-properties officeooo:rsid="00ff1ddf" officeooo:paragraph-rsid="00ff1ddf"/>
    </style:style>
    <style:style style:name="P18" style:family="paragraph" style:parent-style-name="Text_20_body">
      <style:text-properties officeooo:paragraph-rsid="00ff1ddf"/>
    </style:style>
    <style:style style:name="P19" style:family="paragraph" style:parent-style-name="Text_20_body">
      <style:text-properties officeooo:rsid="010071af" officeooo:paragraph-rsid="010071af"/>
    </style:style>
    <style:style style:name="P20" style:family="paragraph" style:parent-style-name="Text_20_body">
      <style:text-properties officeooo:paragraph-rsid="010071af"/>
    </style:style>
    <style:style style:name="P21"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officeooo:paragraph-rsid="0025aa4f"/>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Footer">
      <style:paragraph-properties fo:text-align="end" style:justify-single-word="false"/>
      <style:text-properties officeooo:paragraph-rsid="01036242"/>
    </style:style>
    <style:style style:name="P28" style:family="paragraph" style:parent-style-name="Heading_20_1">
      <style:paragraph-properties fo:break-before="page"/>
      <style:text-properties officeooo:rsid="0019a71e" officeooo:paragraph-rsid="0019a71e"/>
    </style:style>
    <style:style style:name="P29" style:family="paragraph" style:parent-style-name="Heading_20_1">
      <style:paragraph-properties fo:break-before="page"/>
      <style:text-properties officeooo:rsid="00f6916f" officeooo:paragraph-rsid="00f6916f"/>
    </style:style>
    <style:style style:name="P30" style:family="paragraph" style:parent-style-name="Heading_20_1">
      <style:paragraph-properties fo:break-before="page"/>
      <style:text-properties officeooo:rsid="00fb5a47" officeooo:paragraph-rsid="00fb5a47"/>
    </style:style>
    <style:style style:name="P31" style:family="paragraph" style:parent-style-name="Heading_20_1">
      <style:paragraph-properties fo:break-before="page"/>
      <style:text-properties officeooo:paragraph-rsid="01036242"/>
    </style:style>
    <style:style style:name="P32" style:family="paragraph" style:parent-style-name="Heading_20_1">
      <style:paragraph-properties fo:break-before="page"/>
      <style:text-properties officeooo:rsid="01055936" officeooo:paragraph-rsid="01055936"/>
    </style:style>
    <style:style style:name="P33" style:family="paragraph" style:parent-style-name="Heading_20_2">
      <style:text-properties officeooo:rsid="00fbeb1d" officeooo:paragraph-rsid="00fbeb1d"/>
    </style:style>
    <style:style style:name="P34" style:family="paragraph" style:parent-style-name="Heading_20_2">
      <style:text-properties officeooo:rsid="00fd5777" officeooo:paragraph-rsid="00fd5777"/>
    </style:style>
    <style:style style:name="P35" style:family="paragraph" style:parent-style-name="Heading_20_2">
      <style:text-properties officeooo:paragraph-rsid="00ff10e8"/>
    </style:style>
    <style:style style:name="P36" style:family="paragraph" style:parent-style-name="Heading_20_2">
      <style:text-properties officeooo:rsid="01036242" officeooo:paragraph-rsid="01036242"/>
    </style:style>
    <style:style style:name="P37" style:family="paragraph" style:parent-style-name="Heading_20_2">
      <style:text-properties officeooo:rsid="010666c6" officeooo:paragraph-rsid="010666c6"/>
    </style:style>
    <style:style style:name="P38" style:family="paragraph" style:parent-style-name="Heading_20_2">
      <style:text-properties officeooo:rsid="0108986e" officeooo:paragraph-rsid="0108986e"/>
    </style:style>
    <style:style style:name="P39" style:family="paragraph" style:parent-style-name="Heading_20_2">
      <style:paragraph-properties fo:break-before="page"/>
      <style:text-properties officeooo:rsid="01037cd2" officeooo:paragraph-rsid="01037cd2"/>
    </style:style>
    <style:style style:name="P40" style:family="paragraph" style:parent-style-name="Heading_20_2">
      <style:paragraph-properties fo:break-before="page"/>
      <style:text-properties officeooo:rsid="0107f44b" officeooo:paragraph-rsid="0107f44b"/>
    </style:style>
    <style:style style:name="P41" style:family="paragraph" style:parent-style-name="Heading_20_2">
      <style:paragraph-properties fo:break-before="page"/>
      <style:text-properties officeooo:rsid="0108cea7" officeooo:paragraph-rsid="0108cea7"/>
    </style:style>
    <style:style style:name="P42" style:family="paragraph" style:parent-style-name="Heading_20_3">
      <style:text-properties officeooo:rsid="00ff1ddf" officeooo:paragraph-rsid="00ff1ddf"/>
    </style:style>
    <style:style style:name="P43" style:family="paragraph" style:parent-style-name="Heading_20_3">
      <style:text-properties officeooo:paragraph-rsid="00ff1ddf"/>
    </style:style>
    <style:style style:name="P44" style:family="paragraph" style:parent-style-name="Heading_20_3">
      <style:text-properties officeooo:paragraph-rsid="010071af"/>
    </style:style>
    <style:style style:name="P45" style:family="paragraph" style:parent-style-name="Heading_20_3">
      <style:text-properties officeooo:paragraph-rsid="010213bd"/>
    </style:style>
    <style:style style:name="P46" style:family="paragraph" style:parent-style-name="Heading_20_3">
      <style:text-properties officeooo:rsid="010666c6" officeooo:paragraph-rsid="010666c6"/>
    </style:style>
    <style:style style:name="P47" style:family="paragraph" style:parent-style-name="Heading_20_3">
      <style:text-properties officeooo:rsid="0107f44b" officeooo:paragraph-rsid="0107f44b"/>
    </style:style>
    <style:style style:name="P48" style:family="paragraph" style:parent-style-name="Heading_20_3">
      <style:text-properties officeooo:rsid="0108986e" officeooo:paragraph-rsid="0108986e"/>
    </style:style>
    <style:style style:name="P49" style:family="paragraph" style:parent-style-name="Heading_20_3">
      <style:text-properties officeooo:rsid="0108cea7" officeooo:paragraph-rsid="0108cea7"/>
    </style:style>
    <style:style style:name="P50" style:family="paragraph" style:parent-style-name="Text_20_body">
      <style:text-properties fo:font-style="normal" officeooo:rsid="00fbeb1d" officeooo:paragraph-rsid="00fbeb1d" style:font-style-asian="normal" style:font-style-complex="normal"/>
    </style:style>
    <style:style style:name="P51" style:family="paragraph" style:parent-style-name="Text_20_body" style:list-style-name="L1">
      <style:text-properties fo:font-style="normal" officeooo:rsid="00fd5777" officeooo:paragraph-rsid="00fd5777" style:font-style-asian="normal" style:font-style-complex="normal"/>
    </style:style>
    <style:style style:name="P52" style:family="paragraph" style:parent-style-name="Text_20_body" style:list-style-name="L2">
      <style:text-properties fo:font-style="normal" officeooo:rsid="00fd5777" officeooo:paragraph-rsid="00fd5777" style:font-style-asian="normal" style:font-style-complex="normal"/>
    </style:style>
    <style:style style:name="P53" style:family="paragraph" style:parent-style-name="Text_20_body">
      <style:text-properties fo:font-style="normal" officeooo:rsid="010666c6" officeooo:paragraph-rsid="010666c6" style:font-style-asian="normal" style:font-style-complex="normal"/>
    </style:style>
    <style:style style:name="P54" style:family="paragraph" style:parent-style-name="Text_20_body">
      <style:text-properties fo:font-style="normal" officeooo:rsid="010666c6" officeooo:paragraph-rsid="0107f44b" style:font-style-asian="normal" style:font-style-complex="normal"/>
    </style:style>
    <style:style style:name="P55" style:family="paragraph" style:parent-style-name="Text_20_body">
      <style:text-properties fo:font-style="normal" officeooo:paragraph-rsid="0108cea7" style:font-style-asian="normal" style:font-style-complex="normal"/>
    </style:style>
    <style:style style:name="P56"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57"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58"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59" style:family="paragraph" style:parent-style-name="Text_20_body" style:list-style-name="L1">
      <style:text-properties officeooo:paragraph-rsid="00fd5777"/>
    </style:style>
    <style:style style:name="P60" style:family="paragraph" style:parent-style-name="Text_20_body" style:list-style-name="L1">
      <style:text-properties officeooo:rsid="00fbeb1d" officeooo:paragraph-rsid="00fbeb1d"/>
    </style:style>
    <style:style style:name="P61" style:family="paragraph" style:parent-style-name="Text_20_body" style:list-style-name="L1">
      <style:text-properties officeooo:rsid="00fd5777" officeooo:paragraph-rsid="00fd5777"/>
    </style:style>
    <style:style style:name="P62" style:family="paragraph" style:parent-style-name="Text_20_body">
      <style:text-properties style:font-name="arial" fo:font-size="11pt" fo:font-style="normal" officeooo:rsid="00fd5777" officeooo:paragraph-rsid="00fd5777" style:font-style-asian="normal" style:font-style-complex="normal"/>
    </style:style>
    <style:style style:name="P63" style:family="paragraph" style:parent-style-name="Text_20_body">
      <style:text-properties style:font-name="arial" fo:font-size="11pt" fo:font-style="normal" fo:font-weight="bold" officeooo:rsid="00ff10e8" officeooo:paragraph-rsid="00ff10e8" style:font-style-asian="normal" style:font-weight-asian="bold" style:font-style-complex="normal" style:font-weight-complex="bold"/>
    </style:style>
    <style:style style:name="P64" style:family="paragraph" style:parent-style-name="Text_20_body">
      <style:text-properties style:font-name="arial" fo:font-size="11pt" fo:font-style="normal" fo:font-weight="bold" officeooo:rsid="00ff1ddf" officeooo:paragraph-rsid="00ff1ddf" style:font-style-asian="normal" style:font-weight-asian="bold" style:font-style-complex="normal" style:font-weight-complex="bold"/>
    </style:style>
    <style:style style:name="P65" style:family="paragraph" style:parent-style-name="Text_20_body">
      <style:text-properties style:font-name="arial" fo:font-size="11pt" fo:font-style="normal" fo:font-weight="bold" officeooo:rsid="00ff1ddf" officeooo:paragraph-rsid="010071af" style:font-style-asian="normal" style:font-weight-asian="bold" style:font-style-complex="normal" style:font-weight-complex="bold"/>
    </style:style>
    <style:style style:name="P66"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67"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68" style:family="paragraph" style:parent-style-name="Text_20_body">
      <style:text-properties style:font-name="arial" fo:font-size="11pt" fo:font-style="normal" fo:font-weight="normal" officeooo:rsid="00ff1ddf" officeooo:paragraph-rsid="010071af" style:font-style-asian="normal" style:font-weight-asian="normal" style:font-style-complex="normal" style:font-weight-complex="normal"/>
    </style:style>
    <style:style style:name="P69"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70" style:family="paragraph" style:parent-style-name="Text_20_body">
      <style:text-properties style:font-name="arial" fo:font-size="11pt" fo:font-style="normal" fo:font-weight="normal" officeooo:rsid="010071af" officeooo:paragraph-rsid="010071af" style:font-style-asian="normal" style:font-weight-asian="normal" style:font-style-complex="normal" style:font-weight-complex="normal"/>
    </style:style>
    <style:style style:name="P71"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72" style:family="paragraph" style:parent-style-name="Text_20_body" style:list-style-name="L4">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73" style:family="paragraph" style:parent-style-name="Text_20_body">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74" style:family="paragraph" style:parent-style-name="Text_20_body" style:list-style-name="L3">
      <style:text-properties officeooo:paragraph-rsid="00fd5777"/>
    </style:style>
    <style:style style:name="P75" style:family="paragraph" style:parent-style-name="Text_20_body" style:list-style-name="L3">
      <style:text-properties fo:font-style="italic" officeooo:rsid="00fd5777" officeooo:paragraph-rsid="00fd5777" style:font-style-asian="italic" style:font-style-complex="italic"/>
    </style:style>
    <style:style style:name="P76" style:family="paragraph" style:parent-style-name="Text_20_body">
      <style:text-properties officeooo:paragraph-rsid="010213bd"/>
    </style:style>
    <style:style style:name="P77" style:family="paragraph" style:parent-style-name="Text_20_body">
      <style:text-properties fo:font-weight="normal" officeooo:paragraph-rsid="01036242" style:font-weight-asian="normal" style:font-weight-complex="normal"/>
    </style:style>
    <style:style style:name="P78" style:family="paragraph" style:parent-style-name="Text_20_body">
      <style:text-properties fo:font-weight="normal" officeooo:rsid="01036242" officeooo:paragraph-rsid="01036242" style:font-weight-asian="normal" style:font-weight-complex="normal"/>
    </style:style>
    <style:style style:name="P79" style:family="paragraph" style:parent-style-name="Text_20_body">
      <style:text-properties officeooo:rsid="01036242" officeooo:paragraph-rsid="01036242"/>
    </style:style>
    <style:style style:name="P80" style:family="paragraph" style:parent-style-name="Text_20_body">
      <style:text-properties officeooo:paragraph-rsid="01036242"/>
    </style:style>
    <style:style style:name="P81" style:family="paragraph" style:parent-style-name="Text_20_body">
      <style:text-properties fo:font-weight="bold" officeooo:rsid="01055936" officeooo:paragraph-rsid="01055936" style:font-weight-asian="bold" style:font-weight-complex="bold"/>
    </style:style>
    <style:style style:name="P82" style:family="paragraph" style:parent-style-name="Text_20_body">
      <style:text-properties officeooo:rsid="01037cd2" officeooo:paragraph-rsid="01037cd2"/>
    </style:style>
    <style:style style:name="P83" style:family="paragraph" style:parent-style-name="Text_20_body">
      <style:text-properties officeooo:paragraph-rsid="01037cd2"/>
    </style:style>
    <style:style style:name="P84" style:family="paragraph" style:parent-style-name="Text_20_body">
      <style:text-properties officeooo:rsid="01055936" officeooo:paragraph-rsid="01055936"/>
    </style:style>
    <style:style style:name="P85" style:family="paragraph" style:parent-style-name="Text_20_body">
      <style:text-properties officeooo:paragraph-rsid="01055936"/>
    </style:style>
    <style:style style:name="P86" style:family="paragraph" style:parent-style-name="Text_20_body">
      <style:text-properties officeooo:rsid="010666c6" officeooo:paragraph-rsid="010666c6"/>
    </style:style>
    <style:style style:name="P87" style:family="paragraph" style:parent-style-name="Text_20_body">
      <style:text-properties officeooo:paragraph-rsid="010666c6"/>
    </style:style>
    <style:style style:name="P88" style:family="paragraph" style:parent-style-name="Text_20_body">
      <style:text-properties officeooo:rsid="0107f44b" officeooo:paragraph-rsid="0107f44b"/>
    </style:style>
    <style:style style:name="P89" style:family="paragraph" style:parent-style-name="Text_20_body">
      <style:text-properties officeooo:rsid="0107f44b" officeooo:paragraph-rsid="0108986e"/>
    </style:style>
    <style:style style:name="P90" style:family="paragraph" style:parent-style-name="Text_20_body">
      <style:text-properties officeooo:paragraph-rsid="0107f44b"/>
    </style:style>
    <style:style style:name="P91" style:family="paragraph" style:parent-style-name="Text_20_body">
      <style:text-properties officeooo:rsid="0108986e" officeooo:paragraph-rsid="0108986e"/>
    </style:style>
    <style:style style:name="P92" style:family="paragraph" style:parent-style-name="Text_20_body">
      <style:text-properties officeooo:paragraph-rsid="0108986e"/>
    </style:style>
    <style:style style:name="P93" style:family="paragraph" style:parent-style-name="Text_20_body">
      <style:text-properties officeooo:rsid="0108cea7" officeooo:paragraph-rsid="0108cea7"/>
    </style:style>
    <style:style style:name="P94" style:family="paragraph" style:parent-style-name="Text_20_body">
      <style:paragraph-properties fo:break-before="page"/>
      <style:text-properties fo:font-weight="bold" officeooo:rsid="01037cd2" officeooo:paragraph-rsid="01037cd2"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fbeb1d" style:font-style-asian="italic" style:font-style-complex="italic"/>
    </style:style>
    <style:style style:name="T6" style:family="text">
      <style:text-properties fo:font-style="italic" officeooo:rsid="00fd5777" style:font-style-asian="italic" style:font-style-complex="italic"/>
    </style:style>
    <style:style style:name="T7" style:family="text">
      <style:text-properties fo:font-style="italic" officeooo:rsid="00fe60de" style:font-style-asian="italic" style:font-style-complex="italic"/>
    </style:style>
    <style:style style:name="T8" style:family="text">
      <style:text-properties fo:font-style="italic" officeooo:rsid="01037cd2" style:font-style-asian="italic" style:font-style-complex="italic"/>
    </style:style>
    <style:style style:name="T9" style:family="text">
      <style:text-properties fo:font-style="italic" officeooo:rsid="010666c6" style:font-style-asian="italic" style:font-style-complex="italic"/>
    </style:style>
    <style:style style:name="T10" style:family="text">
      <style:text-properties fo:font-style="italic" officeooo:rsid="0107f44b" style:font-style-asian="italic" style:font-style-complex="italic"/>
    </style:style>
    <style:style style:name="T11" style:family="text">
      <style:text-properties fo:font-style="italic" officeooo:rsid="0108986e" style:font-style-asian="italic" style:font-style-complex="italic"/>
    </style:style>
    <style:style style:name="T12" style:family="text">
      <style:text-properties fo:font-style="italic" officeooo:rsid="0108cea7" style:font-style-asian="italic" style:font-style-complex="italic"/>
    </style:style>
    <style:style style:name="T13" style:family="text">
      <style:text-properties fo:font-style="italic" style:text-underline-style="none" officeooo:rsid="00f6916f"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ff10e8"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dd5b0a" style:font-style-asian="normal" style:font-style-complex="normal"/>
    </style:style>
    <style:style style:name="T18" style:family="text">
      <style:text-properties fo:font-style="normal" officeooo:rsid="00f6916f" style:font-style-asian="normal" style:font-style-complex="normal"/>
    </style:style>
    <style:style style:name="T19" style:family="text">
      <style:text-properties fo:font-style="normal" officeooo:rsid="00fbeb1d" style:font-style-asian="normal" style:font-style-complex="normal"/>
    </style:style>
    <style:style style:name="T20" style:family="text">
      <style:text-properties fo:font-style="normal" officeooo:rsid="00fd5777" style:font-style-asian="normal" style:font-style-complex="normal"/>
    </style:style>
    <style:style style:name="T21" style:family="text">
      <style:text-properties fo:font-style="normal" officeooo:rsid="00fe60de" style:font-style-asian="normal" style:font-style-complex="normal"/>
    </style:style>
    <style:style style:name="T22" style:family="text">
      <style:text-properties fo:font-style="normal" officeooo:rsid="00ff10e8" style:font-style-asian="normal" style:font-style-complex="normal"/>
    </style:style>
    <style:style style:name="T23" style:family="text">
      <style:text-properties fo:font-style="normal" officeooo:rsid="00ff1ddf" style:font-style-asian="normal" style:font-style-complex="normal"/>
    </style:style>
    <style:style style:name="T24" style:family="text">
      <style:text-properties fo:font-style="normal" officeooo:rsid="010071af" style:font-style-asian="normal" style:font-style-complex="normal"/>
    </style:style>
    <style:style style:name="T25" style:family="text">
      <style:text-properties fo:font-style="normal" officeooo:rsid="010213bd" style:font-style-asian="normal" style:font-style-complex="normal"/>
    </style:style>
    <style:style style:name="T26" style:family="text">
      <style:text-properties fo:font-style="normal" officeooo:rsid="01037cd2" style:font-style-asian="normal" style:font-style-complex="normal"/>
    </style:style>
    <style:style style:name="T27" style:family="text">
      <style:text-properties fo:font-style="normal" officeooo:rsid="010666c6" style:font-style-asian="normal" style:font-style-complex="normal"/>
    </style:style>
    <style:style style:name="T28" style:family="text">
      <style:text-properties fo:font-style="normal" officeooo:rsid="0107f44b" style:font-style-asian="normal" style:font-style-complex="normal"/>
    </style:style>
    <style:style style:name="T29" style:family="text">
      <style:text-properties fo:font-style="normal" style:text-underline-style="none" officeooo:rsid="00f6916f"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ff10e8" style:font-style-asian="normal" style:font-weight-asian="normal" style:font-style-complex="normal" style:font-weight-complex="normal"/>
    </style:style>
    <style:style style:name="T32" style:family="text">
      <style:text-properties fo:font-style="normal" fo:font-weight="normal" officeooo:rsid="01036242" style:font-style-asian="normal" style:font-weight-asian="normal" style:font-style-complex="normal" style:font-weight-complex="normal"/>
    </style:style>
    <style:style style:name="T33" style:family="text">
      <style:text-properties fo:font-style="normal" fo:font-weight="normal" officeooo:rsid="01037cd2" style:font-style-asian="normal" style:font-weight-asian="normal" style:font-style-complex="normal" style:font-weight-complex="normal"/>
    </style:style>
    <style:style style:name="T34"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35" style:family="text">
      <style:text-properties style:font-name="arial" fo:font-size="11pt"/>
    </style:style>
    <style:style style:name="T36" style:family="text">
      <style:text-properties style:font-name="arial" fo:font-size="11pt" fo:font-style="normal" style:font-style-asian="normal" style:font-style-complex="normal"/>
    </style:style>
    <style:style style:name="T37" style:family="text">
      <style:text-properties style:font-name="arial" fo:font-size="11pt" fo:font-style="normal" officeooo:rsid="00faa4a7" style:font-style-asian="normal" style:font-style-complex="normal"/>
    </style:style>
    <style:style style:name="T38" style:family="text">
      <style:text-properties style:font-name="arial" fo:font-size="11pt" fo:font-style="normal" officeooo:rsid="00fbeb1d" style:font-style-asian="normal" style:font-style-complex="normal"/>
    </style:style>
    <style:style style:name="T39" style:family="text">
      <style:text-properties style:font-name="arial" fo:font-size="11pt" fo:font-style="normal" officeooo:rsid="00fd5777" style:font-style-asian="normal" style:font-style-complex="normal"/>
    </style:style>
    <style:style style:name="T40" style:family="text">
      <style:text-properties style:font-name="arial" fo:font-size="11pt" fo:font-style="normal" officeooo:rsid="00fe60de" style:font-style-asian="normal" style:font-style-complex="normal"/>
    </style:style>
    <style:style style:name="T41" style:family="text">
      <style:text-properties style:font-name="arial" fo:font-size="11pt" fo:font-style="normal" officeooo:rsid="00ff1ddf" style:font-style-asian="normal" style:font-style-complex="normal"/>
    </style:style>
    <style:style style:name="T42" style:family="text">
      <style:text-properties style:font-name="arial" fo:font-size="11pt" fo:font-style="normal" officeooo:rsid="010213bd" style:font-style-asian="normal" style:font-style-complex="normal"/>
    </style:style>
    <style:style style:name="T43" style:family="text">
      <style:text-properties style:font-name="arial" fo:font-size="11pt" fo:font-style="normal" officeooo:rsid="010666c6" style:font-style-asian="normal" style:font-style-complex="normal"/>
    </style:style>
    <style:style style:name="T44" style:family="text">
      <style:text-properties style:font-name="arial" fo:font-size="11pt" fo:font-style="normal" officeooo:rsid="0107f44b" style:font-style-asian="normal" style:font-style-complex="normal"/>
    </style:style>
    <style:style style:name="T45" style:family="text">
      <style:text-properties style:font-name="arial" fo:font-size="11pt" fo:font-style="normal" officeooo:rsid="0108986e" style:font-style-asian="normal" style:font-style-complex="normal"/>
    </style:style>
    <style:style style:name="T46" style:family="text">
      <style:text-properties style:font-name="arial" fo:font-size="11pt" fo:font-style="normal" fo:font-weight="normal" style:font-style-asian="normal" style:font-weight-asian="normal" style:font-style-complex="normal" style:font-weight-complex="normal"/>
    </style:style>
    <style:style style:name="T47" style:family="text">
      <style:text-properties style:font-name="arial" fo:font-size="11pt" fo:font-style="normal" fo:font-weight="normal" officeooo:rsid="00ff1ddf" style:font-style-asian="normal" style:font-weight-asian="normal" style:font-style-complex="normal" style:font-weight-complex="normal"/>
    </style:style>
    <style:style style:name="T48" style:family="text">
      <style:text-properties style:font-name="arial" fo:font-size="11pt" fo:font-style="normal" fo:font-weight="normal" officeooo:rsid="010071af" style:font-style-asian="normal" style:font-weight-asian="normal" style:font-style-complex="normal" style:font-weight-complex="normal"/>
    </style:style>
    <style:style style:name="T49" style:family="text">
      <style:text-properties style:font-name="arial" fo:font-size="11pt" fo:font-style="normal" fo:font-weight="normal" officeooo:rsid="010213bd" style:font-style-asian="normal" style:font-weight-asian="normal" style:font-style-complex="normal" style:font-weight-complex="normal"/>
    </style:style>
    <style:style style:name="T50" style:family="text">
      <style:text-properties style:font-name="arial" fo:font-size="11pt" officeooo:rsid="00fbeb1d"/>
    </style:style>
    <style:style style:name="T51" style:family="text">
      <style:text-properties style:font-name="arial" fo:font-size="11pt" fo:font-style="italic" style:font-style-asian="italic" style:font-style-complex="italic"/>
    </style:style>
    <style:style style:name="T52" style:family="text">
      <style:text-properties style:font-name="arial" fo:font-size="11pt" fo:font-style="italic" officeooo:rsid="00fd5777" style:font-style-asian="italic" style:font-style-complex="italic"/>
    </style:style>
    <style:style style:name="T53" style:family="text">
      <style:text-properties style:font-name="arial" fo:font-size="11pt" fo:font-style="italic" officeooo:rsid="00ff1ddf" style:font-style-asian="italic" style:font-style-complex="italic"/>
    </style:style>
    <style:style style:name="T54" style:family="text">
      <style:text-properties style:font-name="arial" fo:font-size="11pt" fo:font-style="italic" officeooo:rsid="010071af" style:font-style-asian="italic" style:font-style-complex="italic"/>
    </style:style>
    <style:style style:name="T55" style:family="text">
      <style:text-properties style:font-name="arial" fo:font-size="11pt" fo:font-style="italic" officeooo:rsid="010213bd" style:font-style-asian="italic" style:font-style-complex="italic"/>
    </style:style>
    <style:style style:name="T56" style:family="text">
      <style:text-properties style:font-name="arial" fo:font-size="11pt" fo:font-style="italic" officeooo:rsid="0107f44b" style:font-style-asian="italic" style:font-style-complex="italic"/>
    </style:style>
    <style:style style:name="T57" style:family="text">
      <style:text-properties style:font-name="arial" fo:font-size="11pt" fo:font-style="italic" fo:font-weight="normal" style:font-style-asian="italic" style:font-weight-asian="normal" style:font-style-complex="italic" style:font-weight-complex="normal"/>
    </style:style>
    <style:style style:name="T58" style:family="text">
      <style:text-properties style:font-name="arial" fo:font-size="11pt" fo:font-style="italic" fo:font-weight="normal" officeooo:rsid="00ff1ddf" style:font-style-asian="italic" style:font-weight-asian="normal" style:font-style-complex="italic" style:font-weight-complex="normal"/>
    </style:style>
    <style:style style:name="T59" style:family="text">
      <style:text-properties style:font-name="arial" fo:font-size="11pt" fo:font-style="italic" fo:font-weight="normal" officeooo:rsid="010071af" style:font-style-asian="italic" style:font-weight-asian="normal" style:font-style-complex="italic" style:font-weight-complex="normal"/>
    </style:style>
    <style:style style:name="T60" style:family="text">
      <style:text-properties style:font-name="arial" fo:font-size="11pt" fo:font-style="italic" fo:font-weight="normal" officeooo:rsid="010213bd" style:font-style-asian="italic" style:font-weight-asian="normal" style:font-style-complex="italic" style:font-weight-complex="normal"/>
    </style:style>
    <style:style style:name="T61" style:family="text">
      <style:text-properties style:font-name="arial" fo:font-size="11pt" officeooo:rsid="01037cd2"/>
    </style:style>
    <style:style style:name="T62"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63"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64" style:family="text">
      <style:text-properties officeooo:rsid="00fbeb1d"/>
    </style:style>
    <style:style style:name="T65" style:family="text">
      <style:text-properties officeooo:rsid="00fe60de"/>
    </style:style>
    <style:style style:name="T66" style:family="text">
      <style:text-properties officeooo:rsid="00ff10e8"/>
    </style:style>
    <style:style style:name="T67" style:family="text">
      <style:text-properties style:font-name="arial2"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68" style:family="text">
      <style:text-properties style:font-name="arial2"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69" style:family="text">
      <style:text-properties style:font-name="arial2"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70" style:family="text">
      <style:text-properties style:font-name="arial2" fo:font-size="11.8999996185303pt" fo:font-style="italic" fo:font-weight="bold" officeooo:rsid="010213bd"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71" style:family="text">
      <style:text-properties officeooo:rsid="00ff1ddf"/>
    </style:style>
    <style:style style:name="T72" style:family="text">
      <style:text-properties officeooo:rsid="01036242"/>
    </style:style>
    <style:style style:name="T73" style:family="text">
      <style:text-properties fo:color="#000000" fo:font-style="italic" fo:font-weight="bold" style:font-style-asian="italic" style:font-weight-asian="bold" style:font-style-complex="italic" style:font-weight-complex="bold"/>
    </style:style>
    <style:style style:name="T74" style:family="text">
      <style:text-properties fo:color="#000000" fo:font-style="normal" fo:font-weight="normal" officeooo:rsid="01037cd2" style:font-style-asian="normal" style:font-weight-asian="normal" style:font-style-complex="normal" style:font-weight-complex="normal"/>
    </style:style>
    <style:style style:name="T75" style:family="text">
      <style:text-properties officeooo:rsid="01037cd2"/>
    </style:style>
    <style:style style:name="T76" style:family="text">
      <style:text-properties officeooo:rsid="010666c6"/>
    </style:style>
    <style:style style:name="T77" style:family="text">
      <style:text-properties officeooo:rsid="0107f44b"/>
    </style:style>
    <style:style style:name="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pottyThings</text:p>
      <text:p text:style-name="P21"/>
      <text:p text:style-name="P22"><text:span text:style-name="T62">Documento di </text:span><text:span text:style-name="T34">sviluppo dell’applicazione web</text:span><text:span text:style-name="T63">.</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6">Indice</text:p>
          </text:index-title>
          <text:p text:style-name="P23"><text:a xlink:type="simple" xlink:href="#__RefHeading___Toc211_1698590011" text:style-name="Index_20_Link" text:visited-style-name="Index_20_Link">Scopo del documento<text:tab/>3</text:a></text:p>
          <text:p text:style-name="P23"><text:a xlink:type="simple" xlink:href="#__RefHeading___Toc1823_469272218" text:style-name="Index_20_Link" text:visited-style-name="Index_20_Link">User flow<text:tab/>4</text:a></text:p>
          <text:p text:style-name="P23"><text:a xlink:type="simple" xlink:href="#__RefHeading___Toc746_2312179031" text:style-name="Index_20_Link" text:visited-style-name="Index_20_Link">Application Implementation and Documentation<text:tab/>5</text:a></text:p>
          <text:p text:style-name="P24"><text:a xlink:type="simple" xlink:href="#__RefHeading___Toc748_2312179031" text:style-name="Index_20_Link" text:visited-style-name="Index_20_Link">Project structures<text:tab/>5</text:a></text:p>
          <text:p text:style-name="P24"><text:a xlink:type="simple" xlink:href="#__RefHeading___Toc750_2312179031" text:style-name="Index_20_Link" text:visited-style-name="Index_20_Link">Project Dependencies<text:tab/>6</text:a></text:p>
          <text:p text:style-name="P24"><text:a xlink:type="simple" xlink:href="#__RefHeading___Toc752_2312179031" text:style-name="Index_20_Link" text:visited-style-name="Index_20_Link">Modelli nel database<text:tab/>6</text:a></text:p>
          <text:p text:style-name="P25"><text:a xlink:type="simple" xlink:href="#__RefHeading___Toc754_2312179031" text:style-name="Index_20_Link" text:visited-style-name="Index_20_Link">Modello </text:a><text:a xlink:type="simple" xlink:href="#__RefHeading___Toc754_2312179031" text:style-name="Index_20_Link" text:visited-style-name="Index_20_Link"><text:span text:style-name="T4">User</text:span></text:a><text:a xlink:type="simple" xlink:href="#__RefHeading___Toc754_2312179031" text:style-name="Index_20_Link" text:visited-style-name="Index_20_Link"><text:tab/>6</text:a></text:p>
          <text:p text:style-name="P25"><text:a xlink:type="simple" xlink:href="#__RefHeading___Toc756_2312179031" text:style-name="Index_20_Link" text:visited-style-name="Index_20_Link">Modello </text:a><text:a xlink:type="simple" xlink:href="#__RefHeading___Toc756_2312179031" text:style-name="Index_20_Link" text:visited-style-name="Index_20_Link"><text:span text:style-name="T4">Annuncio</text:span></text:a><text:a xlink:type="simple" xlink:href="#__RefHeading___Toc756_2312179031" text:style-name="Index_20_Link" text:visited-style-name="Index_20_Link"><text:tab/>6</text:a></text:p>
          <text:p text:style-name="P25"><text:a xlink:type="simple" xlink:href="#__RefHeading___Toc758_2312179031" text:style-name="Index_20_Link" text:visited-style-name="Index_20_Link">Modello </text:a><text:a xlink:type="simple" xlink:href="#__RefHeading___Toc758_2312179031" text:style-name="Index_20_Link" text:visited-style-name="Index_20_Link"><text:span text:style-name="T4">Profilo</text:span></text:a><text:a xlink:type="simple" xlink:href="#__RefHeading___Toc758_2312179031" text:style-name="Index_20_Link" text:visited-style-name="Index_20_Link"><text:tab/>7</text:a></text:p>
          <text:p text:style-name="P25"><text:a xlink:type="simple" xlink:href="#__RefHeading___Toc785_2312179031" text:style-name="Index_20_Link" text:visited-style-name="Index_20_Link">Modello </text:a><text:a xlink:type="simple" xlink:href="#__RefHeading___Toc785_2312179031" text:style-name="Index_20_Link" text:visited-style-name="Index_20_Link"><text:span text:style-name="T4">Transazione</text:span></text:a><text:a xlink:type="simple" xlink:href="#__RefHeading___Toc785_2312179031" text:style-name="Index_20_Link" text:visited-style-name="Index_20_Link"><text:tab/>7</text:a></text:p>
          <text:p text:style-name="P25"><text:a xlink:type="simple" xlink:href="#__RefHeading___Toc787_2312179031" text:style-name="Index_20_Link" text:visited-style-name="Index_20_Link">Modello </text:a><text:a xlink:type="simple" xlink:href="#__RefHeading___Toc787_2312179031" text:style-name="Index_20_Link" text:visited-style-name="Index_20_Link"><text:span text:style-name="T4">Recensione</text:span></text:a><text:a xlink:type="simple" xlink:href="#__RefHeading___Toc787_2312179031" text:style-name="Index_20_Link" text:visited-style-name="Index_20_Link"><text:tab/>8</text:a></text:p>
          <text:p text:style-name="P23"><text:a xlink:type="simple" xlink:href="#__RefHeading___Toc789_2312179031" text:style-name="Index_20_Link" text:visited-style-name="Index_20_Link">Project APIs<text:tab/>9</text:a></text:p>
          <text:p text:style-name="P24"><text:a xlink:type="simple" xlink:href="#__RefHeading___Toc791_2312179031" text:style-name="Index_20_Link" text:visited-style-name="Index_20_Link">Estrazione delle risorse dal class diagram<text:tab/>9</text:a></text:p>
          <text:p text:style-name="P24"><text:a xlink:type="simple" xlink:href="#__RefHeading___Toc793_2312179031" text:style-name="Index_20_Link" text:visited-style-name="Index_20_Link">Diagramma delle risorse<text:tab/>11</text:a></text:p>
          <text:p text:style-name="P23"><text:a xlink:type="simple" xlink:href="#__RefHeading___Toc795_2312179031" text:style-name="Index_20_Link" text:visited-style-name="Index_20_Link">Sviluppo API<text:tab/>12</text:a></text:p>
          <text:p text:style-name="P24"><text:a xlink:type="simple" xlink:href="#__RefHeading___Toc797_2312179031" text:style-name="Index_20_Link" text:visited-style-name="Index_20_Link">API per il modello </text:a><text:a xlink:type="simple" xlink:href="#__RefHeading___Toc797_2312179031" text:style-name="Index_20_Link" text:visited-style-name="Index_20_Link"><text:span text:style-name="T4">Utente</text:span></text:a><text:a xlink:type="simple" xlink:href="#__RefHeading___Toc797_2312179031" text:style-name="Index_20_Link" text:visited-style-name="Index_20_Link"><text:tab/>12</text:a></text:p>
        </text:index-body>
      </text:table-of-content>
      <text:p text:style-name="P5"/>
      <text:h text:style-name="P28" text:outline-level="1"><text:bookmark-start text:name="__RefHeading___Toc211_1698590011"/>Scopo del documento<text:bookmark-end text:name="__RefHeading___Toc211_1698590011"/></text:h>
      <text:p text:style-name="P8"/>
      <text:p text:style-name="P6"><text:span text:style-name="T17">I</text:span><text:span text:style-name="T16">l seguente documento riporta tutte le informazioni necessarie per descrivere lo sviluppo di una parte, molto completa, dell’applicazione web </text:span><text:span text:style-name="T4">SpottyThings</text:span><text:span text:style-name="T16">.</text:span></text:p>
      <text:p text:style-name="P6"><text:span text:style-name="T16">Nel primo capitolo viene riportato lo user flow, ovvero una descrizione tramite diagramma di tutte le azioni che si possono eseguire sulla parte implementata di </text:span><text:span text:style-name="T4">SpottyThings</text:span><text:span text:style-name="T16">, descrivendo le varie richieste effettuabili a front-end in ogni pagina e le varie risposte possibili.</text:span></text:p>
      <text:p text:style-name="P9">Successivamente rappresentiamo una struttura del codice realizzato, descrivendo le dipendenze installate, i modelli realizzati e le API implementate.</text:p>
      <text:p text:style-name="P7"><text:span text:style-name="T18">Una attenta descrizione delle API implementate viene fatta con il diagramma delle </text:span><text:span text:style-name="T37">risorse</text:span><text:span text:style-name="T18"> e il diagramma </text:span><text:span text:style-name="T37">di estrazione delle risorse</text:span><text:span text:style-name="T18">, in cui si individuano le risorse estratte a partire dal diagramma delle classi del </text:span><text:span text:style-name="T29">documento</text:span><text:span text:style-name="T13"> D3-T25</text:span><text:span text:style-name="T29">.</text:span></text:p>
      <text:p text:style-name="P6"><text:span text:style-name="T16">Nel capitolo quattro si spiega ciò che si è fatto con </text:span><text:span text:style-name="T4">Swagger</text:span><text:span text:style-name="T16"> per la documentazione delle API.</text:span></text:p>
      <text:p text:style-name="P9">Successivamente viene fornita una breve descrizione per le pagine implementate e una descrizione del repository di GitHub con le istruzioni per effettuare il deployment.</text:p>
      <text:p text:style-name="P9">Per finire mostriamo i vari casi di test realizzati per verificare il corretto funzionamento delle API.</text:p>
      <text:h text:style-name="P29" text:outline-level="1"><text:bookmark-start text:name="__RefHeading___Toc1823_469272218"/>User flow<text:bookmark-end text:name="__RefHeading___Toc1823_469272218"/></text:h>
      <text:p text:style-name="P7"/>
      <text:p text:style-name="P6">In questo capitolo</text:p>
      <text:h text:style-name="P30" text:outline-level="1"><text:bookmark-start text:name="__RefHeading___Toc746_2312179031"/>Application Implementation and Documentation<text:bookmark-end text:name="__RefHeading___Toc746_2312179031"/></text:h>
      <text:p text:style-name="P11"/>
      <text:p text:style-name="P13"><text:span text:style-name="T50">L</text:span><text:span text:style-name="T64">’applicazione </text:span><text:span text:style-name="T5">SpottyThings </text:span><text:span text:style-name="T19">è stata </text:span><text:span text:style-name="T38">sviluppata</text:span><text:span text:style-name="T19"> utilizzando </text:span><text:span text:style-name="T5">NodeJS </text:span><text:span text:style-name="T19">e </text:span><text:span text:style-name="T5">VueJS </text:span><text:span text:style-name="T19">per la parte di front-end. A livello di back-end per la memorizzazione dei vari dati abbiamo utilizzato </text:span><text:span text:style-name="T5">MongoDB</text:span><text:span text:style-name="T19">.</text:span></text:p>
      <text:p text:style-name="P13"><text:span text:style-name="T19">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38">realizzato</text:span><text:span text:style-name="T19"> una “simulazione d’acquisto” di un oggetto, per simulare </text:span><text:span text:style-name="T38">un</text:span><text:span text:style-name="T19"> possibile utilizzo completo da parte di un utente della nostra applicazione.</text:span></text:p>
      <text:p text:style-name="P12"><text:span text:style-name="T16">Infine abbiamo anche utilizzato le API del sistema esterno </text:span><text:span text:style-name="T4">NodeMailer </text:span><text:span text:style-name="T16">per gestire l’invio di email agli utenti (riguardante il ripristino della password).</text:span></text:p>
      <text:p text:style-name="P50"/>
      <text:h text:style-name="P33" text:outline-level="2"><text:bookmark-start text:name="__RefHeading___Toc748_2312179031"/>Project structures<text:bookmark-end text:name="__RefHeading___Toc748_2312179031"/></text:h>
      <text:p text:style-name="P12">La struttura del progetto è rappresentata nella immagine sottostante. La directory principale <text:span text:style-name="T4">ProgettoT25 </text:span><text:span text:style-name="T16">è divisa in due directory distinte: </text:span><text:span text:style-name="T4">FrontEnd </text:span><text:span text:style-name="T16">e </text:span><text:span text:style-name="T4">BackEnd</text:span><text:span text:style-name="T16">, in cui sono implementate le rispettive parti di front-end e back-end.</text:span></text:p>
      <text:p text:style-name="P50"/>
      <text:p text:style-name="P12"><text:span text:style-name="T16">La cartella </text:span><text:span text:style-name="T4">BackEnd </text:span><text:span text:style-name="T16">è divisa in questo modo:</text:span></text:p>
      <text:list xml:id="list502729120" text:style-name="L1">
        <text:list-item>
          <text:p text:style-name="P60"><text:span text:style-name="T16">cartella </text:span><text:span text:style-name="T4">node_modules</text:span><text:span text:style-name="T16"> dove sono scaricate le dipendenze utilizzate nel sistema</text:span></text:p>
        </text:list-item>
        <text:list-item>
          <text:p text:style-name="P61"><text:span text:style-name="T16">file </text:span><text:span text:style-name="T4">swagger.json </text:span><text:span text:style-name="T16">dove è sono descritte approfonditamente e con opportuni esempi le API implementate nel sistema</text:span></text:p>
        </text:list-item>
        <text:list-item>
          <text:p text:style-name="P59"><text:span text:style-name="T20">file </text:span><text:span text:style-name="T6">package.json </text:span><text:span text:style-name="T20">che rappresenta </text:span><text:span text:style-name="T39">il file di configurazione generale del progetto</text:span></text:p>
        </text:list-item>
        <text:list-item>
          <text:p text:style-name="P61"><text:span text:style-name="T36">file </text:span><text:span text:style-name="T51">.env </text:span><text:span text:style-name="T36">dove sono definite le variabili d’ambiente</text:span></text:p>
        </text:list-item>
        <text:list-item>
          <text:p text:style-name="P61"><text:span text:style-name="T36">file </text:span><text:span text:style-name="T51">index.js </text:span><text:span text:style-name="T36">che rappresenta lo start point del progetto, il programma che deve essere eseguito per attivare la connessione verso il database </text:span><text:span text:style-name="T51">MongoDB </text:span><text:span text:style-name="T36">e attivare il server all’indirizzo </text:span><text:span text:style-name="T51">localhost:8080</text:span></text:p>
        </text:list-item>
        <text:list-item>
          <text:p text:style-name="P51"><text:span text:style-name="T35">cartella </text:span><text:span text:style-name="T51">src </text:span><text:span text:style-name="T35">dove viene definita tutta la business logic del sistema lato back-end.</text:span></text:p>
        </text:list-item>
      </text:list>
      <text:p text:style-name="P62"/>
      <text:p text:style-name="P10"><text:span text:style-name="T35">Nella cartella </text:span><text:span text:style-name="T51">src </text:span><text:span text:style-name="T35">troviamo:</text:span></text:p>
      <text:list xml:id="list3871937285" text:style-name="L2">
        <text:list-item>
          <text:p text:style-name="P52"><text:span text:style-name="T35">il file </text:span><text:span text:style-name="T51">server.js </text:span><text:span text:style-name="T35">che importa i vari moduli che vengono utilizzati a back-end e definisce l’endpoint delle API</text:span></text:p>
        </text:list-item>
        <text:list-item>
          <text:p text:style-name="P52"><text:span text:style-name="T35">la cartella </text:span><text:span text:style-name="T51">auxiliaries </text:span><text:span text:style-name="T35">che contiene le definizioni e il codice di tutte le funzioni ausiliarie implementate da noi e utilizzate nelle varie API</text:span></text:p>
        </text:list-item>
        <text:list-item>
          <text:p text:style-name="P52"><text:span text:style-name="T35">la cartella </text:span><text:span text:style-name="T51">models </text:span><text:span text:style-name="T35">che contiene la definizione di tutti i modelli che saranno memorizzati nel database</text:span></text:p>
        </text:list-item>
        <text:list-item>
          <text:p text:style-name="P52"><text:span text:style-name="T35">la cartella </text:span><text:span text:style-name="T51">controllers </text:span><text:span text:style-name="T35">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52"><text:span text:style-name="T35">la cartella </text:span><text:span text:style-name="T51">routes </text:span><text:span text:style-name="T35">in cui sono organizzate le varie API divise per modello e vengono specificati i corrispondenti endpoint.</text:span></text:p>
        </text:list-item>
      </text:list>
      <text:p text:style-name="P62"/>
      <text:p text:style-name="P10"><text:span text:style-name="T35">Mentre nella cartella </text:span><text:span text:style-name="T51">FrontEnd</text:span><text:span text:style-name="T35">:</text:span></text:p>
      <text:p text:style-name="P50"/>
      <text:p text:style-name="P56">.gitignore</text:p>
      <text:p text:style-name="P56">package.json</text:p>
      <text:p text:style-name="P56"><text:soft-page-break/>.env</text:p>
      <text:p text:style-name="P57">testing</text:p>
      <text:p text:style-name="P56"/>
      <text:h text:style-name="P34" text:outline-level="2"><text:bookmark-start text:name="__RefHeading___Toc750_2312179031"/>Project Dependencies<text:bookmark-end text:name="__RefHeading___Toc750_2312179031"/></text:h>
      <text:p text:style-name="P14">I moduli Node utilizzati e aggiunti al file <text:span text:style-name="T4">package.json</text:span><text:span text:style-name="T16">, nel campo</text:span><text:span text:style-name="T4"> dependencies</text:span><text:span text:style-name="T16">,</text:span><text:span text:style-name="T4"> </text:span><text:span text:style-name="T16">sono:</text:span></text:p>
      <text:list xml:id="list995202560" text:style-name="L3">
        <text:list-item>
          <text:p text:style-name="P75">cors<text:span text:style-name="T16">: </text:span><text:span text:style-name="T22">modulo per permettere alla web app di supportare il </text:span><text:span text:style-name="T66">Cross-Origin Resource Sharing </text:span><text:span text:style-name="T22">protocol</text:span></text:p>
        </text:list-item>
        <text:list-item>
          <text:p text:style-name="P74"><text:span text:style-name="T6">dotenv</text:span><text:span text:style-name="T20">: </text:span><text:span text:style-name="T21">permette di utilizzare le variabile d’ambiente definite </text:span><text:span text:style-name="T40">nel</text:span><text:span text:style-name="T21"> file </text:span><text:span text:style-name="T7">.env</text:span></text:p>
        </text:list-item>
        <text:list-item>
          <text:p text:style-name="P75">express<text:span text:style-name="T16">: </text:span><text:span text:style-name="T21">framework che fornisce molte funzionalità per le web application come </text:span><text:span text:style-name="T65">SpottyThings</text:span><text:span text:style-name="T21">, tra cui molte funzioni per creare e gestire le API</text:span></text:p>
        </text:list-item>
        <text:list-item>
          <text:p text:style-name="P75">jsonwebtoken<text:span text:style-name="T16">: </text:span><text:span text:style-name="T21">modulo per creare e gestire un token d’accesso</text:span></text:p>
        </text:list-item>
        <text:list-item>
          <text:p text:style-name="P75">mongoose<text:span text:style-name="T16">: </text:span><text:span text:style-name="T21">fornisce le varie funzioni per interagire con </text:span><text:span text:style-name="T65">MongoDB</text:span></text:p>
        </text:list-item>
        <text:list-item>
          <text:p text:style-name="P75">multer<text:span text:style-name="T16">: </text:span><text:span text:style-name="T22">per gestire il body nelle varie API</text:span></text:p>
        </text:list-item>
        <text:list-item>
          <text:p text:style-name="P75">nodemailer<text:span text:style-name="T16">: </text:span><text:span text:style-name="T21">utilizzato per gestire l’invio di mail agli utenti</text:span></text:p>
        </text:list-item>
        <text:list-item>
          <text:p text:style-name="P74"><text:span text:style-name="T52">swagger-ui-express</text:span><text:span text:style-name="T39">: </text:span><text:span text:style-name="T40">tool usato per documentare e testare la API che abbiamo progettato.</text:span></text:p>
        </text:list-item>
      </text:list>
      <text:p text:style-name="P62"/>
      <text:p text:style-name="P15"><text:span text:style-name="T16">Nel campo </text:span>scripts <text:span text:style-name="T16">abbiamo anche aggiunto lo script </text:span>“start” : “node index.js”<text:span text:style-name="T16"> in modo tale da poter avviare il server semplicemente col comando </text:span>npm start<text:span text:style-name="T16">.</text:span></text:p>
      <text:p text:style-name="P62"/>
      <text:p text:style-name="P63">Testing</text:p>
      <text:p text:style-name="P63"/>
      <text:h text:style-name="P35" text:outline-level="2"><text:bookmark-start text:name="__RefHeading___Toc752_2312179031"/><text:bookmark-start text:name="modelliDb"/><text:span text:style-name="T67">Modelli nel</text:span><text:span text:style-name="T66"> database</text:span><text:bookmark-end text:name="__RefHeading___Toc752_2312179031"/><text:bookmark-end text:name="modelliDb"/></text:h>
      <text:p text:style-name="P16"><text:span text:style-name="T15">Per la gestione dei dati utili nell’applicazione abbiamo definito diversi modelli di dati partendo dalle classi sviluppate nel class diagram del documento </text:span><text:span text:style-name="T3">D3-T25</text:span><text:span text:style-name="T31">. Le risorse necessarie da gestire nel nostro sistema hanno portato alla definizione di cinque modelli, per ognuno dei quali è stata definita una precisa collezione nel database.</text:span></text:p>
      <text:p text:style-name="P58"/>
      <text:h text:style-name="P42" text:outline-level="3"><text:bookmark-start text:name="__RefHeading___Toc754_2312179031"/>Modello <text:span text:style-name="T4">User</text:span><text:bookmark-end text:name="__RefHeading___Toc754_2312179031"/></text:h>
      <text:p text:style-name="P18"><text:span text:style-name="T23">Per memorizzare i dati degli utenti che si iscrivono al </text:span><text:span text:style-name="T41">nostro sito web abbiamo creato il modello</text:span><text:span text:style-name="T53"> User</text:span><text:span text:style-name="T41">. In questa immagine mostriamo lo schema del dato.</text:span></text:p>
      <text:p text:style-name="P64">[ screen schema ]</text:p>
      <text:p text:style-name="P64"/>
      <text:p text:style-name="P18"><text:span text:style-name="T47">Si pone necessaria la definizione degli attributi sensibili </text:span><text:span text:style-name="T58">nome</text:span><text:span text:style-name="T47">, </text:span><text:span text:style-name="T58">cognome</text:span><text:span text:style-name="T47">, </text:span><text:span text:style-name="T58">datadinascita </text:span><text:span text:style-name="T47">e </text:span><text:span text:style-name="T58">indirizzo </text:span><text:span text:style-name="T47">perché l’RNF 17 definito nel </text:span><text:span text:style-name="T58">D1-T25 </text:span><text:span text:style-name="T47">richiede esplicitamente di verificare l’identità degli utenti. In questo modo riusciamo a raccogliere dati sensibile degli utenti che confermano la loro reale identità.</text:span></text:p>
      <text:p text:style-name="P17"><text:span text:style-name="T46">L’attributo </text:span><text:span text:style-name="T57">metodiPagamento </text:span><text:span text:style-name="T46">è opzionale e prevede di associare l’indirizzo mail a cui è collegato un account </text:span><text:span text:style-name="T57">PayPal </text:span><text:span text:style-name="T46">dell’utente per procedere agli acquisti online direttamente sul sito.</text:span></text:p>
      <text:p text:style-name="P67"/>
      <text:p text:style-name="P67">Un esempio di elemento nella collezione nel database è il seguente:</text:p>
      <text:p text:style-name="P64">[ esempio dati ]</text:p>
      <text:p text:style-name="P64"/>
      <text:h text:style-name="P43" text:outline-level="3"><text:bookmark-start text:name="__RefHeading___Toc756_2312179031"/><text:span text:style-name="T71">Modello </text:span><text:span text:style-name="T68">Annuncio</text:span><text:bookmark-end text:name="__RefHeading___Toc756_2312179031"/></text:h>
      <text:p text:style-name="P18"><text:span text:style-name="T23">Per memorizzare i dati degli </text:span><text:span text:style-name="T41">annunci</text:span><text:span text:style-name="T23"> che </text:span><text:span text:style-name="T41">vengono postati su</text:span><text:span text:style-name="T53"> SpottyThings </text:span><text:span text:style-name="T41">abbiamo creato il modello</text:span><text:span text:style-name="T53"> </text:span><text:span text:style-name="T54">Annuncio</text:span><text:span text:style-name="T41">. In questa immagine mostriamo lo schema del dato.</text:span></text:p>
      <text:p text:style-name="P64"><text:soft-page-break/>[ screen schema ]</text:p>
      <text:p text:style-name="P64"/>
      <text:p text:style-name="P20"><text:span text:style-name="T48">L’attributo </text:span><text:span text:style-name="T59">modalitaTransazione </text:span><text:span text:style-name="T48">specifica se il preciso annuncio risulta postato in </text:span><text:span text:style-name="T59">Affitto </text:span><text:span text:style-name="T48">o in </text:span><text:span text:style-name="T59">Vendita</text:span><text:span text:style-name="T48">, mentre l’attributo </text:span><text:span text:style-name="T59">pagamentoOnline </text:span><text:span text:style-name="T48">specifica se è abilitato o meno il pagamento online per il suddetto annuncio. Nel caso si abilitato è resa obbligatoria la definizione di un indirizzo mail collegato ad un conto </text:span><text:span text:style-name="T59">PayPal </text:span><text:span text:style-name="T48">in cui verrà accreditato l’importo.</text:span></text:p>
      <text:p text:style-name="P70"/>
      <text:p text:style-name="P19"><text:span text:style-name="T46">Nel caso di un annuncio in </text:span><text:span text:style-name="T57">Vendita </text:span><text:span text:style-name="T46">sarà presente l’attributo </text:span><text:span text:style-name="T57">prezzo</text:span><text:span text:style-name="T46">, mentre per gli annunci in </text:span><text:span text:style-name="T57">Affitto </text:span><text:span text:style-name="T46">ci saranno tre campi al suo posto: </text:span><text:span text:style-name="T57">prezzoAffittoAlGiorno, prezzoAffittoSettimanale </text:span><text:span text:style-name="T46">e </text:span><text:span text:style-name="T57">prezzoAffittoAllOra</text:span><text:span text:style-name="T46">. I campi che non vengono usati sono impostati su </text:span><text:span text:style-name="T57">undefined </text:span><text:span text:style-name="T46">oppure </text:span><text:span text:style-name="T57">null</text:span><text:span text:style-name="T46">.</text:span></text:p>
      <text:p text:style-name="P70"/>
      <text:p text:style-name="P19"><text:span text:style-name="T46">Infine </text:span><text:span text:style-name="T57">visibile </text:span><text:span text:style-name="T46">è l’attributo che regola l’effettiva visibilità pubblica di un annuncio. Dopo che un annuncio viene acquistato, questo viene impostato su </text:span><text:span text:style-name="T57">false</text:span><text:span text:style-name="T46"> (nel caso di un annuncio in </text:span><text:span text:style-name="T57">Affitto</text:span><text:span text:style-name="T46">, nel caso fosse in </text:span><text:span text:style-name="T57">Vendita</text:span><text:span text:style-name="T46"> l’annuncio viene direttamente rimosso dal sito).</text:span></text:p>
      <text:p text:style-name="P67"/>
      <text:p text:style-name="P67">Un esempio di elemento nella collezione nel database è il seguente:</text:p>
      <text:p text:style-name="P64">[ esempio dati ]</text:p>
      <text:p text:style-name="P64"/>
      <text:h text:style-name="P44" text:outline-level="3"><text:bookmark-start text:name="__RefHeading___Toc758_2312179031"/><text:span text:style-name="T71">Modello </text:span><text:span text:style-name="T69">Profilo</text:span><text:bookmark-end text:name="__RefHeading___Toc758_2312179031"/></text:h>
      <text:p text:style-name="P20"><text:span text:style-name="T23">Per memorizzare </text:span><text:span text:style-name="T24">le attività svolte dai vari utenti nel nostro sistema</text:span><text:span text:style-name="T53"> </text:span><text:span text:style-name="T41">abbiamo creato il modello</text:span><text:span text:style-name="T53"> </text:span><text:span text:style-name="T54">Profilo</text:span><text:span text:style-name="T41">. In questa immagine mostriamo lo schema del dato.</text:span></text:p>
      <text:p text:style-name="P65">[ screen schema ]</text:p>
      <text:p text:style-name="P65"/>
      <text:p text:style-name="P71">Nello schema si riprende la classe <text:span text:style-name="T4">Profilo </text:span>del documento <text:span text:style-name="T4">D3-T25 </text:span>e si salvano chiaramente tutte le statistiche relative alle vendite e agli acquisti dell’utente sul sito. I vari attributi vengono modificati ogni volta che si eseguono azioni rilevanti, ovvero:</text:p>
      <text:list xml:id="list1863058369" text:style-name="L4">
        <text:list-item>
          <text:p text:style-name="P72">rating<text:span text:style-name="T16">, </text:span>recensioniFatte <text:span text:style-name="T16">e </text:span>recensioniRicevute<text:span text:style-name="T16"> dopo ogni recensione fatta oppure ricevuta</text:span></text:p>
        </text:list-item>
        <text:list-item>
          <text:p text:style-name="P72">guadagnoDagliAffitti, guadagnoDalleVendite, transazioniCompletate <text:span text:style-name="T16">e </text:span>prodottiVenduti <text:span text:style-name="T16">ogni volta che un prodotto dell’utente viene acquistato/affittato</text:span></text:p>
        </text:list-item>
        <text:list-item>
          <text:p text:style-name="P72">soldiSpesi <text:span text:style-name="T16">ogni volta che l’utente acquista online un prodotto</text:span></text:p>
        </text:list-item>
        <text:list-item>
          <text:p text:style-name="P72">annunciOnlineVendita <text:span text:style-name="T16">e </text:span>annunciOnlineAffitto <text:span text:style-name="T16">ogni volta che l’utente posta un nuovo annuncio, modifica la visibilità di un annuncio oppure un suo annuncio viene acquistato/affittato.</text:span></text:p>
        </text:list-item>
      </text:list>
      <text:p text:style-name="P69"/>
      <text:p text:style-name="P68">Un esempio di elemento nella collezione nel database è il seguente:</text:p>
      <text:p text:style-name="P65">[ esempio dati ]</text:p>
      <text:p text:style-name="P65"/>
      <text:h text:style-name="P45" text:outline-level="3"><text:bookmark-start text:name="__RefHeading___Toc785_2312179031"/><text:span text:style-name="T71">Modello </text:span><text:span text:style-name="T70">Transazione</text:span><text:bookmark-end text:name="__RefHeading___Toc785_2312179031"/></text:h>
      <text:p text:style-name="P76"><text:span text:style-name="T23">Per memorizzare </text:span><text:span text:style-name="T25">tutte le transazioni eseguite nel sistema (acquisto online di prodotti)</text:span><text:span text:style-name="T53"> </text:span><text:span text:style-name="T41">abbiamo creato il modello</text:span><text:span text:style-name="T53"> </text:span><text:span text:style-name="T55">Transazione</text:span><text:span text:style-name="T41">. In questa immagine mostriamo lo schema del dato.</text:span></text:p>
      <text:p text:style-name="P66">[ screen schema ]</text:p>
      <text:p text:style-name="P66"/>
      <text:p text:style-name="P73"><text:span text:style-name="T16">L’attributo </text:span>metodoTransazione<text:span text:style-name="T16"> specifica se la transazione è avvenuta online sul sito web oppure se è avvenuta di persona tra i due utenti e viene registrata manualmente, mentre l’attributo </text:span>tipologiaTransazione <text:span text:style-name="T16">specifica se la transazione avvenuta è un </text:span>Affitto <text:span text:style-name="T16">oppure una </text:span>Vendita<text:span text:style-name="T16">. Il </text:span>costo <text:span text:style-name="T16">rappresenta l’importo che è stato incassato direttamente dal venditore.</text:span></text:p>
      <text:p text:style-name="P69"><text:soft-page-break/>Un esempio di elemento nella collezione nel database è il seguente:</text:p>
      <text:p text:style-name="P66">[ esempio dati ]</text:p>
      <text:p text:style-name="P66"/>
      <text:h text:style-name="P45" text:outline-level="3"><text:bookmark-start text:name="__RefHeading___Toc787_2312179031"/><text:span text:style-name="T71">Modello </text:span><text:span text:style-name="T70">Recensione</text:span><text:bookmark-end text:name="__RefHeading___Toc787_2312179031"/></text:h>
      <text:p text:style-name="P76"><text:span text:style-name="T23">Per memorizzare </text:span><text:span text:style-name="T25">tutte le </text:span><text:span text:style-name="T42">recensioni</text:span><text:span text:style-name="T25"> eseguite nel sistema (</text:span><text:span text:style-name="T42">effettuate da un compratore dopo un acquisto</text:span><text:span text:style-name="T25">)</text:span><text:span text:style-name="T53"> </text:span><text:span text:style-name="T41">abbiamo creato il modello</text:span><text:span text:style-name="T53"> </text:span><text:span text:style-name="T55">Recensione</text:span><text:span text:style-name="T41">. In questa immagine mostriamo lo schema del dato.</text:span></text:p>
      <text:p text:style-name="P66">[ screen schema ]</text:p>
      <text:p text:style-name="P66"/>
      <text:p text:style-name="P76"><text:span text:style-name="T49">Siccome la recensione è associata ad una precisa transazione effettuata l’attributo </text:span><text:span text:style-name="T60">transazioneRecensita </text:span><text:span text:style-name="T49">permette di risalire quale transazione è stata recensita. Le recensioni vengono raccolte dopo che si effettua un ordine online per valutare il comportamento del venditore durante la transazione.</text:span></text:p>
      <text:p text:style-name="P73"><text:span text:style-name="T16"/></text:p>
      <text:p text:style-name="P69">Un esempio di elemento nella collezione nel database è il seguente:</text:p>
      <text:p text:style-name="P66">[ esempio dati ]</text:p>
      <text:p text:style-name="P66"/>
      <text:h text:style-name="P31" text:outline-level="1"><text:bookmark-start text:name="__RefHeading___Toc789_2312179031"/><text:span text:style-name="T72">Project APIs</text:span><text:bookmark-end text:name="__RefHeading___Toc789_2312179031"/></text:h>
      <text:p text:style-name="P77"/>
      <text:p text:style-name="P78">In questa parte del documento vengono descritte le varie API implementate a partire dal diagramma delle classi del documento <text:span text:style-name="T4">D3-T25</text:span><text:span text:style-name="T16">. Useremo un diagramma per rappresentare l’estrazione delle risorse a partire dal class diagram e uno per rappresentare le risorse sviluppate.</text:span></text:p>
      <text:p text:style-name="P78"><text:span text:style-name="T16"/></text:p>
      <text:h text:style-name="P36" text:outline-level="2"><text:bookmark-start text:name="__RefHeading___Toc791_2312179031"/>Estrazione delle risorse dal class diagram<text:bookmark-end text:name="__RefHeading___Toc791_2312179031"/></text:h>
      <text:p text:style-name="P79">Questo diagramma mostra come abbiamo estratto le varie risorse sviluppate nel sistema a partire dal class diagram.</text:p>
      <text:p text:style-name="P79">Inizialmente le prime risorse che abbiamo individuato sono stati i 5 modelli che abbiamo descritto nel <text:span text:style-name="T14">capitolo </text:span><text:a xlink:type="simple" xlink:href="#modelliDb" text:style-name="Internet_20_link" text:visited-style-name="Visited_20_Internet_20_Link"><text:span text:style-name="T73">Modelli nel database</text:span></text:a><text:span text:style-name="T14">.</text:span></text:p>
      <text:p text:style-name="P79"><text:span text:style-name="T14"/></text:p>
      <text:p text:style-name="P79"><text:span text:style-name="T14">A partire dalle classi presenti abbiamo individuato i “tipi di dato” che dovevano essere memorizzati nel database in </text:span><text:span text:style-name="T1">MongoDB </text:span><text:span text:style-name="T30">preservandone gli attributi fondamentali. Infatti gli attributi specificati nel class diagram sono stati riportati anche nel diagramma delle risorse.</text:span></text:p>
      <text:p text:style-name="P79"><text:span text:style-name="T30">Per quanto riguarda la risorsa </text:span><text:span text:style-name="T1">Profilo </text:span><text:span text:style-name="T30">abbiamo omesso gli attributi </text:span><text:span text:style-name="T1">storicoTransazioni </text:span><text:span text:style-name="T30">e </text:span><text:span text:style-name="T1">recensioniRicevute</text:span><text:span text:style-name="T30">: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30">e </text:span><text:span text:style-name="T1">Recensione</text:span><text:span text:style-name="T30">) per ottenere i due array sopra descritti in modo molto semplice e veloce.</text:span></text:p>
      <text:p text:style-name="P79"><text:span text:style-name="T30"/></text:p>
      <text:p text:style-name="P79"><text:span text:style-name="T30">Successivamente abbiamo trasformato alcuni metodi delle classi in ulteriori risorse del nostro sistema.</text:span></text:p>
      <text:p text:style-name="P80"><text:span text:style-name="T32">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span></text:p>
      <text:p text:style-name="P79"><text:span text:style-name="T32"/></text:p>
      <text:p text:style-name="P79"><text:span text:style-name="T30">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span></text:p>
      <text:p text:style-name="P79"><text:span text:style-name="T30">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33">effetto sul front-end perché interrogano il database per chiedere alcune risorse e poi le mostrano nel front-end.</text:span></text:p>
      <text:p text:style-name="P79"><text:span text:style-name="T33"/></text:p>
      <text:p text:style-name="P83"><text:span text:style-name="T33">Nella pagina seguente alleghiamo il diagramma che illustra quanto descritto, mentre una specifica più attenta delle API sarà fatta nel </text:span><text:a xlink:type="simple" xlink:href="#drs" text:style-name="Internet_20_link" text:visited-style-name="Visited_20_Internet_20_Link"><text:span text:style-name="T74">diagramma delle risorse</text:span></text:a><text:span text:style-name="T33">.</text:span></text:p>
      <text:p text:style-name="P94"><text:span text:style-name="T16">[diagramma di estrazione]</text:span></text:p>
      <text:h text:style-name="P39" text:outline-level="2"><text:bookmark-start text:name="drs"/><text:bookmark-start text:name="__RefHeading___Toc793_2312179031"/>Diagramma delle risorse<text:bookmark-end text:name="drs"/><text:bookmark-end text:name="__RefHeading___Toc793_2312179031"/></text:h>
      <text:p text:style-name="P83"><text:span text:style-name="T75">Nel seguente diagramma delle risorse rappresentiamo le </text:span><text:span text:style-name="T61">varie API sviluppate nel progetto</text:span><text:span text:style-name="T75">. Per permettere una visione più modulare e chiara, abbiamo diviso il diagramma delle risorse per modello.</text:span></text:p>
      <text:p text:style-name="P83"/>
      <text:p text:style-name="P83"><text:span text:style-name="T75">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61">il campo</text:span><text:span text:style-name="T75"> </text:span><text:span text:style-name="T8">success </text:span><text:span text:style-name="T26">(impostato a </text:span><text:span text:style-name="T8">false</text:span><text:span text:style-name="T26">) e il campo </text:span><text:span text:style-name="T8">message</text:span><text:span text:style-name="T26">, che spiega cosa è andato storto o non è possibile fare, oltre che il codice di stato che identifica l’errore corrispondente.</text:span></text:p>
      <text:p text:style-name="P82"><text:span text:style-name="T26"/></text:p>
      <text:p text:style-name="P82"><text:span text:style-name="T16">Per le API che ritornano un codice </text:span><text:span text:style-name="T4">204 – No content</text:span><text:span text:style-name="T16"> abbiamo associato un messaggio di conferma vuoto, in quanto appunto non ritornano nulla se non il codice 204 che conferma l’esecuzione dell’API con successo.</text:span></text:p>
      <text:p text:style-name="P82"><text:span text:style-name="T16"/></text:p>
      <text:p text:style-name="P81"><text:span text:style-name="T16">[i vari resources diagrams]</text:span></text:p>
      <text:h text:style-name="P32" text:outline-level="1"><text:bookmark-start text:name="__RefHeading___Toc795_2312179031"/>Sviluppo API<text:bookmark-end text:name="__RefHeading___Toc795_2312179031"/></text:h>
      <text:p text:style-name="P85"/>
      <text:p text:style-name="P84">In seguito descriveremo il funzionamento delle varie API sviluppate nel progetto e le varie funzioni di <text:span text:style-name="T4">MongoDB </text:span><text:span text:style-name="T16">chiamate al loro interno.</text:span></text:p>
      <text:p text:style-name="P84"><text:span text:style-name="T16"/></text:p>
      <text:p text:style-name="P84"><text:span text:style-name="T16">Non alleghiamo il codice della API in quanto è molto lungo per ognuna di esse e può essere semplicemente visto nella repository (dalla cartella </text:span><text:span text:style-name="T4">BackEnd </text:span><text:span text:style-name="T16">si va in </text:span><text:span text:style-name="T4">src </text:span><text:span text:style-name="T16">e poi in </text:span><text:span text:style-name="T4">controllers</text:span><text:span text:style-name="T16">: qua si trovano tutte le API sviluppate divise in diversi file in base al modello di riferimento).</text:span></text:p>
      <text:p text:style-name="P84"><text:span text:style-name="T16"/></text:p>
      <text:h text:style-name="P37" text:outline-level="2"><text:bookmark-start text:name="__RefHeading___Toc797_2312179031"/>API per il modello <text:span text:style-name="T4">Utente</text:span><text:bookmark-end text:name="__RefHeading___Toc797_2312179031"/></text:h>
      <text:p text:style-name="P53">Di seguito descriviamo le API per gestire le varie azioni eseguibili sulla risorsa <text:span text:style-name="T4">Utente</text:span>.</text:p>
      <text:p text:style-name="P53"/>
      <text:h text:style-name="P46" text:outline-level="3">Salvataggio di un nuovo utente</text:h>
      <text:p text:style-name="P87"><text:span text:style-name="T76">L’API </text:span><text:span text:style-name="T9">signUp </text:span><text:span text:style-name="T27">ha lo scopo di creare una nuova istanza della risorsa </text:span><text:span text:style-name="T9">Utente </text:span><text:span text:style-name="T27">e salvarla nel database. </text:span><text:span text:style-name="T43">Ri</text:span><text:span text:style-name="T27">ceve in input un body con tutti i dati dell’utente che devono essere memorizzati: sono tutti richiesti tranne il campo </text:span><text:span text:style-name="T9">metodiPagamento </text:span><text:span text:style-name="T27">che può essere tralasciato.</text:span></text:p>
      <text:p text:style-name="P87"><text:span text:style-name="T27">Fornisce in </text:span><text:span text:style-name="T43">output</text:span><text:span text:style-name="T27"> la risorsa appena creata se tutto è andato a buon fine oppure diversi messaggi di errori se l’username specificato o l’email specificata sono già occupati da un altro utente.</text:span></text:p>
      <text:p text:style-name="P86"><text:span text:style-name="T16">Si utilizza il metodo </text:span><text:span text:style-name="T4">findOne() </text:span><text:span text:style-name="T16">per verificare questi criteri di unicità di username e password e successivamente il metodo </text:span><text:span text:style-name="T4">save() </text:span><text:span text:style-name="T16">per salvare la risorsa nel database.</text:span></text:p>
      <text:p text:style-name="P86"><text:span text:style-name="T16"/></text:p>
      <text:h text:style-name="P46" text:outline-level="3">Cancellazione di un utente</text:h>
      <text:p text:style-name="P86">L’API <text:span text:style-name="T4">eliminaAccount </text:span><text:span text:style-name="T16">ha lo scopo di eliminare un’istanza della risorsa </text:span><text:span text:style-name="T4">Utente </text:span><text:span text:style-name="T16">dal database.</text:span></text:p>
      <text:p text:style-name="P86"><text:span text:style-name="T16">Riceve come unico parametro di input lo username dell’utente che si intende eliminare. Se tutto è andato a buon fine non ritorna niente altrimenti se lo username specificato non esiste lo comunica con un messaggio di errore.</text:span></text:p>
      <text:p text:style-name="P86"><text:span text:style-name="T16">Utilizza il metodo </text:span><text:span text:style-name="T4">findOne() </text:span><text:span text:style-name="T16">per ricercare l’utente e il metodo </text:span><text:span text:style-name="T4">deleteOne() </text:span><text:span text:style-name="T16">per eliminare l’utente con lo username specificato</text:span><text:span text:style-name="T28">.</text:span></text:p>
      <text:p text:style-name="P88"><text:span text:style-name="T36">Quest’API può essere eseguita solo specificando un token d’accesso come parametro nell’header, in quanto rappresenta una richiesta eseguibile solo da un utente autenticato che intende eliminare definitivamente il proprio account.</text:span></text:p>
      <text:p text:style-name="P86"><text:span text:style-name="T16"/></text:p>
      <text:h text:style-name="P46" text:outline-level="3">Ricerca di tutti gli utenti</text:h>
      <text:p text:style-name="P86">L’API <text:span text:style-name="T4">findAllUsers </text:span><text:span text:style-name="T16">ricerca nel database tutti gli utenti del sistema. È un API di servizio in quanto usata solo da noi sviluppatori per questioni di gestione del codice e non è mai realmente chiamata a front-end. Ritorna un elenco di tutti i possibili utenti oppure un messaggio di errore se non è presente nessun utente salvato.</text:span></text:p>
      <text:p text:style-name="P87"><text:span text:style-name="T27">Utilizza il metodo </text:span><text:span text:style-name="T9">find() </text:span><text:span text:style-name="T27">con il primo </text:span><text:span text:style-name="T44">argomento</text:span><text:span text:style-name="T27"> </text:span><text:span text:style-name="T9">{} </text:span><text:span text:style-name="T27">per ottenere tutti gli utenti memorizzati.</text:span></text:p>
      <text:p text:style-name="P86"><text:span text:style-name="T16"/></text:p>
      <text:h text:style-name="P46" text:outline-level="3">Ricerca dei dati di un preciso utente</text:h>
      <text:p text:style-name="P87"><text:span text:style-name="T76">L’API </text:span><text:span text:style-name="T9">getUserData</text:span><text:span text:style-name="T27"> ha lo scopo di accedere al database per </text:span><text:span text:style-name="T43">fornire</text:span><text:span text:style-name="T27"> i dati di un utente </text:span><text:span text:style-name="T28">il cui username viene specificato come unico parametro in input. Accede al database e ottiene la risorsa desiderata con il metodo </text:span><text:span text:style-name="T10">findOne() </text:span><text:span text:style-name="T28">con primo </text:span><text:span text:style-name="T44">argomento </text:span><text:span text:style-name="T56">{username : req.params.username}</text:span><text:span text:style-name="T44"> per ottenere l’utente che si desidera.</text:span></text:p>
      <text:p text:style-name="P88"><text:span text:style-name="T36">Se non trova nessun utente con lo username associato ritorna un errore 404.</text:span></text:p>
      <text:p text:style-name="P88"><text:soft-page-break/><text:span text:style-name="T36"/></text:p>
      <text:h text:style-name="P47" text:outline-level="3">Aggiornamento dati utente</text:h>
      <text:p text:style-name="P88">L’API <text:span text:style-name="T4">aggiornaDati </text:span><text:span text:style-name="T16">ha lo scopo di modificare una precisa risorsa di tipo </text:span><text:span text:style-name="T4">Utente </text:span><text:span text:style-name="T16">memorizzata nel database. Riceve in input un body con lo username dell’utente da modificare e gli attributi che si intendono sovrascrivere.</text:span></text:p>
      <text:p text:style-name="P88"><text:span text:style-name="T16">Si utilizza il metodo </text:span><text:span text:style-name="T4">findOne() </text:span><text:span text:style-name="T16">con primo </text:span><text:span text:style-name="T36">argomento </text:span><text:span text:style-name="T51">{username : req.params.username}</text:span><text:span text:style-name="T36"> per ottenere l’utente che si desidera (se nessun utente possiede lo username specificato si ritorna un messaggio d’errore) e infine il metodo </text:span><text:span text:style-name="T51">updateOne()</text:span><text:span text:style-name="T36"> specificando lo username dell’utente da modificare e gli attributi da modificare per effettuare la modifica.</text:span></text:p>
      <text:p text:style-name="P88"><text:span text:style-name="T36">Quest’API può essere eseguita solo specificando un token d’accesso come parametro nell’header, in quanto rappresenta una richiesta eseguibile solo da un utente autenticato.</text:span></text:p>
      <text:p text:style-name="P88"><text:span text:style-name="T36"/></text:p>
      <text:h text:style-name="P47" text:outline-level="3">Aggiornamento email utente</text:h>
      <text:p text:style-name="P90"><text:span text:style-name="T77">L’API </text:span><text:span text:style-name="T56">aggiornaEmail</text:span><text:span text:style-name="T10"> </text:span><text:span text:style-name="T28">ha lo scopo di modificare l’indirizzo email di una precisa risorsa di tipo </text:span><text:span text:style-name="T10">Utente </text:span><text:span text:style-name="T28">memorizzata nel database. Riceve in input un body con solamente lo username dell’utente da modificare e </text:span><text:span text:style-name="T44">il nuovo indirizzo email da svorascrivere</text:span><text:span text:style-name="T28">.</text:span></text:p>
      <text:p text:style-name="P90"><text:span text:style-name="T44">Si utilizza il metodo </text:span><text:span text:style-name="T56">findOne() </text:span><text:span text:style-name="T44">con primo argomento </text:span><text:span text:style-name="T56">{username : req.params.username}</text:span><text:span text:style-name="T44"> per ottenere l’utente che si desidera (se nessun utente possiede lo username specificato si ritorna un messaggio d’errore) e infine il metodo </text:span><text:span text:style-name="T56">updateOne()</text:span><text:span text:style-name="T44"> specificando lo username dell’utente da modificare e l’indirizzo email che sostituirà quello vecchio. Se l’email è già in uso da un altro utente si ritorna un messaggio d’errore.</text:span></text:p>
      <text:p text:style-name="P88"><text:span text:style-name="T36">Quest’API può essere eseguita solo specificando un token d’accesso come parametro nell’header, in quanto rappresenta una richiesta eseguibile solo da un utente autenticato.</text:span></text:p>
      <text:p text:style-name="P90"><text:span text:style-name="T44"/></text:p>
      <text:h text:style-name="P47" text:outline-level="3">Aggiornamento password utente</text:h>
      <text:p text:style-name="P90"><text:span text:style-name="T77">L’API </text:span><text:span text:style-name="T56">aggiornaPassword</text:span><text:span text:style-name="T10"> </text:span><text:span text:style-name="T28">ha lo scopo di modificare </text:span><text:span text:style-name="T44">la password</text:span><text:span text:style-name="T28"> di una precisa risorsa di tipo </text:span><text:span text:style-name="T10">Utente </text:span><text:span text:style-name="T28">memorizzata nel database. Riceve in input un body con solamente lo username dell’utente da modificare e </text:span><text:span text:style-name="T44">la nuova password da svorascrivere</text:span><text:span text:style-name="T28">.</text:span></text:p>
      <text:p text:style-name="P90"><text:span text:style-name="T44">Si utilizza il metodo </text:span><text:span text:style-name="T56">findOne() </text:span><text:span text:style-name="T44">con primo argomento </text:span><text:span text:style-name="T56">{username : req.params.username}</text:span><text:span text:style-name="T44"> per ottenere l’utente che si desidera (se nessun utente possiede lo username specificato si ritorna un messaggio d’errore) e infine il metodo </text:span><text:span text:style-name="T56">updateOne()</text:span><text:span text:style-name="T44"> specificando lo username dell’utente da modificare e la password che sostituirà quella vecchia.</text:span></text:p>
      <text:p text:style-name="P90"><text:span text:style-name="T44">Non vengono fatti controlli se la nuova password soddisfi i requisiti di sicurezza richiesti dal RNF 1 specificato nel documento </text:span><text:span text:style-name="T56">D1-T25 </text:span><text:span text:style-name="T44">in quanto vengono già effettuati a front-end prima di chiamare l’API.</text:span></text:p>
      <text:p text:style-name="P88"><text:span text:style-name="T36">Quest’API può essere eseguita solo specificando un token d’accesso come parametro nell’header, in quanto rappresenta una richiesta eseguibile solo da un utente autenticato.</text:span></text:p>
      <text:p text:style-name="P90"/>
      <text:h text:style-name="P40" text:outline-level="2">API per l’autenticazione</text:h>
      <text:p text:style-name="P54">Di seguito descriviamo le API per gestire <text:span text:style-name="T77">l’autenticazione di un utente.</text:span></text:p>
      <text:p text:style-name="P54"/>
      <text:h text:style-name="P48" text:outline-level="3">Login di un utente</text:h>
      <text:p text:style-name="P92">L’API <text:span text:style-name="T4">login </text:span><text:span text:style-name="T16">ha lo scopo di autenticare un preciso utente che intende accedere al proprio account. Riceve in input lo username</text:span><text:span text:style-name="T4"> </text:span><text:span text:style-name="T16">e la password di un utente e utilizza il metodo </text:span><text:span text:style-name="T4">findOne() </text:span><text:span text:style-name="T16">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4"> sign</text:span><text:span text:style-name="T11">()</text:span><text:span text:style-name="T16"> di </text:span><text:span text:style-name="T4">jsonwebtoken</text:span><text:span text:style-name="T16">) che ritorna in output e servirà per chiamare le varie API che richiedono un token d’accesso per essere eseguite.</text:span></text:p>
      <text:p text:style-name="P92"><text:span text:style-name="T16"/></text:p>
      <text:h text:style-name="P48" text:outline-level="3">Logout di un utente</text:h>
      <text:p text:style-name="P91">L’API <text:span text:style-name="T4">logut </text:span><text:span text:style-name="T16">ha lo scopo di permettere l’uscita dal proprio account a un preciso utente. Riceve in input il token d’accesso attualmente attivo per l’utente e fornisce in output un messaggio di conferma relativo alla corretta disattivazione del token.</text:span></text:p>
      <text:p text:style-name="P89"><text:span text:style-name="T36">Quest’API può essere eseguita solo specificando un token d’accesso come parametro nell’header, in quanto rappresenta una richiesta eseguibile solo da un utente autenticato. </text:span></text:p>
      <text:p text:style-name="P89"><text:span text:style-name="T45"/></text:p>
      <text:h text:style-name="P48" text:outline-level="3">Ripristino password</text:h>
      <text:p text:style-name="P91">L’API <text:span text:style-name="T4">ripristinoPassword </text:span><text:span text:style-name="T16">viene eseguita con lo scopo di fornire una nuova password all’utente il cui username viene specificato come unico parametro del body in input a questa funzione.</text:span></text:p>
      <text:p text:style-name="P91"><text:span text:style-name="T16">È diversa dall’API </text:span><text:span text:style-name="T4">aggiornaPassword </text:span><text:span text:style-name="T16">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91"><text:span text:style-name="T16">Si utilizza il metodo</text:span><text:span text:style-name="T4"> findById()</text:span><text:span text:style-name="T16"> per cercare l’utente con lo username specificato (in quanto lo username funge anche da</text:span><text:span text:style-name="T4"> _id</text:span><text:span text:style-name="T16"> dell’utente) e successivamente il metodo</text:span><text:span text:style-name="T4"> updateOne()</text:span><text:span text:style-name="T16"> per modificare la password. Per generare la password casualmente si utilizza il metodo</text:span><text:span text:style-name="T4"> createRandomString() </text:span><text:span text:style-name="T16">definito da noi nella cartella </text:span><text:span text:style-name="T4">auxiliaries.</text:span></text:p>
      <text:p text:style-name="P91"><text:span text:style-name="T4"/></text:p>
      <text:h text:style-name="P38" text:outline-level="2">API per gestire l’invio di una mail</text:h>
      <text:p text:style-name="P91">Di seguito descriviamo l’API che utilizziamo per mandare automaticamente una mail ad un utente. Il suo funzionamento si basa sulle API esterne di <text:span text:style-name="T4">nodemailer</text:span><text:span text:style-name="T16">.</text:span></text:p>
      <text:p text:style-name="P91"><text:span text:style-name="T16"/></text:p>
      <text:h text:style-name="P49" text:outline-level="3">Invio di una mail</text:h>
      <text:p text:style-name="P93">L’API <text:span text:style-name="T4">inviaMail </text:span><text:span text:style-name="T16">ha lo scopo di inviare automaticamente un messaggio ad un indirizzo email specificato. Riceve in input l’indirizzo email del destinatario, l’oggetto della mail e il messaggio da mandare.</text:span></text:p>
      <text:p text:style-name="P93"><text:span text:style-name="T16">Si usano i metodi forniti dalle API di </text:span><text:span text:style-name="T4">nodemailer</text:span><text:span text:style-name="T16">: il metodo </text:span><text:span text:style-name="T4">createTransporter </text:span><text:span text:style-name="T16">permette di eseguire l’accesso all’account GMAIL del sistema </text:span><text:span text:style-name="T4">Spottythings</text:span><text:span text:style-name="T16">, con le credenziali specificate nel file </text:span><text:span text:style-name="T4">.env</text:span><text:span text:style-name="T16">, mentre il metodo</text:span><text:span text:style-name="T4"> sendMail </text:span><text:span text:style-name="T16">permette di inviare una mail fornendo indirizzo destinatario e mittente, oggetto e messaggio da inviare, forniti nel body della richiesta.</text:span></text:p>
      <text:h text:style-name="P41" text:outline-level="2">API per il modello <text:span text:style-name="T4">Annuncio</text:span></text:h>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2"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14"><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19T22:49:21.940704773</dc:date>
    <meta:editing-duration>PT23H35M47S</meta:editing-duration>
    <meta:editing-cycles>78</meta:editing-cycles>
    <meta:document-statistic meta:table-count="0" meta:image-count="1" meta:object-count="0" meta:page-count="15" meta:paragraph-count="175" meta:word-count="3302" meta:character-count="21719" meta:non-whitespace-character-count="18612"/>
  </office:meta>
</office:document-meta>
</file>